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e91df" officeooo:paragraph-rsid="001e91df"/>
    </style:style>
    <style:style style:name="P2" style:family="paragraph" style:parent-style-name="Standard">
      <style:text-properties officeooo:rsid="00239f19" officeooo:paragraph-rsid="0023d32f"/>
    </style:style>
    <style:style style:name="T1" style:family="text">
      <style:text-properties officeooo:rsid="00218db0"/>
    </style:style>
    <style:style style:name="T2" style:family="text">
      <style:text-properties officeooo:rsid="002405c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n nom est Krakta Tribia. Du plus loin que je me souvienne j’ai toujours été seul,mes parents sont morts sur un champ de bataille avant que je puisse me souvenir de leur visages. Ayant passé mon enfance à vagabonder dans les différentes villes du désert j’ai pu rencontrer des aventuriers venant des 4 coins du monde. Une fois devenu adolescent j’ai décidé de m’installer à la capitale pour recevoir une éducation martial afin de devenir mercenaire ou soldat. Doué pour le maniement des armes, je me fis rapidement une réputation grâce à mes compétences et j’étais voué à devenir un grand soldat afin qu’un jour je puisse recevoir ma demi-lune, le plus grand honneur pour un soldat sedlheim. <text:span text:style-name="T1">Mes prouesses sont remontées jusqu’aux <text:s/>oreilles du roi, qui m’a alors convoqué pour me proposer de rejoindre sa garde. Flatté par l’intérêt qu’il me portait, toutefois je refusa poliment car je ne veux pas passer ma vie à croupir au garde à vous dans un palais. La nuit suivante je me réveilla en sursaut lorsque j’entendis la porte de ma chambre volé en éclat tendit que des soldats en armure et les armes dégainées entraient en nombre. Conscient qu’ils ne venait pas faire du tricot j’ai eu le temps d’en tuer une bonne dizaine avant que finisse par me faire maîtriser. Un des soldat sorti alors un couteau et d’un geste net me coupa la langue avant que je puisse réagir en me disant que l’on ne disait pas non au roi et qu’ainsi je n’aurai plus l’occasion de refuser. J’ai alors été traîné jusqu’au palais où le roi attendait et il m’expliqua que la sentence serait la mort mais par respect pour mes exploits martial il se divertirai en me regardant mourir durant les combats de gladiateurs dans l’arène. Le lendemain j’étais dans l’arène, et comme on pouvait s’y attendre j’étais seul contre tous mais pas décidé à mourir avant de m’être vengé, je les tua un par un jusqu’à ce que l’arène soit baignée dans le sang. Ne sachant pas quoi faire de moi j’ai alors été vendu et drogué pour être transporté. Lorsque je me suis réveillé j’étais dans une prison inconnue mais je suis bien décider à partir d’ici pour rentrer chez moi et accomplir ma vengeance.</text:span></text:p>
      <text:p text:style-name="P1"/>
      <text:p text:style-name="P2">Ayant passé une majeure partie de ma vie seul je n’aime pas beaucoup la compagnie des autres mais je sais prendre sur moi si je dois travailler en groupe. <text:span text:style-name="T2">A</text:span>yant rencontré beaucoup d’aventurier m’as permis de m’ouvrir l’esprit et de me retenir de massacrer les gens de petites tailles lorsque je suis contrarié, en partie en tout cas. De plus j’ai beaucoup voyagé durant ma jeunesse j’ai pris goût à la marche et au long voyage en solitaire. Étant un soldat de métier j’aime bien sur le combat et me battre pour être le meilleur et pouvoir faire mes preuves. <text:span text:style-name="T2">Je n’ai peur de rien, mêmepas de mourir au combat, ce serait même la plus belle mort que je puisse espérer. En réalité la mort m’effraie que dans un seul scénario : se faire tuer par quelqu’un de petite tail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8T16:02:00.918000000</meta:creation-date>
    <dc:date>2019-07-18T19:46:55.720000000</dc:date>
    <meta:editing-duration>PT34M28S</meta:editing-duration>
    <meta:editing-cycles>2</meta:editing-cycles>
    <meta:generator>LibreOffice/5.4.1.2$Windows_x86 LibreOffice_project/ea7cb86e6eeb2bf3a5af73a8f7777ac570321527</meta:generator>
    <meta:document-statistic meta:table-count="0" meta:image-count="0" meta:object-count="0" meta:page-count="1" meta:paragraph-count="2" meta:word-count="520" meta:character-count="2919" meta:non-whitespace-character-count="2400"/>
  </office:meta>
</office:document-meta>
</file>